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svg:stroke-color="#6666ff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3" style:family="graphic" style:parent-style-name="standard">
      <style:graphic-properties draw:stroke="none" draw:fill="none" draw:auto-grow-height="false" draw:auto-grow-width="true" fo:min-height="0.713cm" fo:min-width="0.607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-1% 50%" fo:font-size="18pt" style:font-size-asian="18pt" style:font-size-complex="18pt"/>
    </style:style>
    <style:style style:name="T3" style:family="text">
      <style:text-properties fo:color="#000000" style:text-position="0% 100%" fo:font-size="18pt" style:font-size-asian="18pt" style:font-size-complex="18pt"/>
    </style:style>
    <style:style style:name="T4" style:family="text">
      <style:text-properties fo:color="#000000" style:text-position="-1% 50%" fo:font-size="18pt" style:font-size-asian="18pt" style:font-size-complex="18pt"/>
    </style:style>
    <style:style style:name="T5" style:family="text">
      <style:text-properties fo:color="#ff3333" style:text-position="-1% 50%" fo:font-size="18pt" style:font-size-asian="18pt" style:font-size-complex="18pt"/>
    </style:style>
    <style:style style:name="T6" style:family="text">
      <style:text-properties style:use-window-font-color="true" style:text-position="0% 100%" fo:font-size="18pt" style:font-size-asian="18pt" style:font-size-complex="18pt"/>
    </style:style>
    <style:style style:name="T7" style:family="text">
      <style:text-properties style:use-window-font-color="true" style:text-position="-1% 5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2.6cm" svg:y1="11cm" svg:x2="10.6cm" svg:y2="11cm" svg:d="M2600 11000h8000" svg:viewBox="0 0 8001 1">
          <text:p/>
        </draw:connector>
        <draw:custom-shape draw:style-name="gr2" draw:text-style-name="P2" draw:layer="layout" svg:width="1.5cm" svg:height="1cm" svg:x="2.248cm" svg:y="9.8cm">
          <text:p text:style-name="P2"><text:span text:style-name="T1">s</text:span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8.261cm" svg:y="9.801cm">
          <text:p text:style-name="P2"><text:span text:style-name="T3">s</text:span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107cm" svg:height="3.095cm" svg:x="1.7cm" svg:y="10.373cm">
          <draw:text-box>
            <text:p text:style-name="P2"><text:span text:style-name="T2">time</text:span></text:p>
          </draw:text-box>
        </draw:frame>
        <draw:custom-shape draw:style-name="gr2" draw:text-style-name="P2" draw:layer="layout" svg:width="1.5cm" svg:height="1cm" svg:x="2.249cm" svg:y="8.501cm">
          <text:p text:style-name="P2"><text:span text:style-name="T3">s</text:span><text:span text:style-name="T5">y</text:span><text:span text:style-name="T4">→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8.262cm" svg:y="8.502cm">
          <text:p text:style-name="P2"><text:span text:style-name="T3">s</text:span><text:span text:style-name="T4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2.25cm" svg:y="7.202cm">
          <text:p text:style-name="P2"><text:span text:style-name="T6">s</text:span><text:span text:style-name="T5">x</text:span><text:span text:style-name="T7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5.263cm" svg:y="7.203cm">
          <text:p text:style-name="P2"><text:span text:style-name="T1">s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cm" svg:x="8.263cm" svg:y="7.203cm">
          <text:p text:style-name="P2"><text:span text:style-name="T1">s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0.858cm" svg:height="0.963cm" svg:x="2.561cm" svg:y="6.362cm">
          <draw:text-box>
            <text:p text:style-name="P2">t<text:span text:style-name="T2">1</text:span></text:p>
          </draw:text-box>
        </draw:frame>
        <draw:frame draw:style-name="gr4" draw:text-style-name="P1" draw:layer="layout" svg:width="0.858cm" svg:height="0.963cm" svg:x="5.561cm" svg:y="6.363cm">
          <draw:text-box>
            <text:p text:style-name="P2">t<text:span text:style-name="T2">2</text:span></text:p>
          </draw:text-box>
        </draw:frame>
        <draw:frame draw:style-name="gr4" draw:text-style-name="P1" draw:layer="layout" svg:width="0.858cm" svg:height="0.963cm" svg:x="8.561cm" svg:y="6.363cm">
          <draw:text-box>
            <text:p text:style-name="P2">t<text:span text:style-name="T2">3</text:span></text:p>
          </draw:text-box>
        </draw:frame>
        <draw:g>
          <draw:custom-shape draw:style-name="gr2" draw:text-style-name="P2" draw:layer="layout" svg:width="1.5cm" svg:height="1cm" svg:x="4.562cm" svg:y="8.502cm">
            <text:p text:style-name="P2"><text:span text:style-name="T3">s</text:span><text:span text:style-name="T7">b</text:span><text:span text:style-name="T4">→</text:span><text:span text:style-name="T5">y</text:span><text:span text:style-name="T4">→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035cm" svg:height="0.963cm" svg:x="5.5cm" svg:y="8.137cm">
            <draw:text-box>
              <text:p>↺</text:p>
            </draw:text-box>
          </draw:frame>
        </draw:g>
        <draw:g>
          <draw:custom-shape draw:style-name="gr2" draw:text-style-name="P2" draw:layer="layout" svg:width="1.5cm" svg:height="1cm" svg:x="5.961cm" svg:y="9.801cm">
            <text:p text:style-name="P2"><text:span text:style-name="T3">s</text:span><text:span text:style-name="T4">c→</text:span><text:span text:style-name="T5">z</text:span><text:span text:style-name="T4">→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035cm" svg:height="0.963cm" svg:x="6.901cm" svg:y="9.438cm">
            <draw:text-box>
              <text:p>↺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02:01:58.247918105</dc:date>
    <dc:creator>james </dc:creator>
    <meta:editing-duration>PT53M30S</meta:editing-duration>
    <meta:editing-cycles>8</meta:editing-cycles>
    <meta:generator>LibreOffice/5.0.4.2$Linux_X86_64 LibreOffice_project/00$Build-2</meta:generator>
    <meta:document-statistic meta:object-count="18"/>
  </office:meta>
</office:document-meta>
</file>